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cm" draw:marker-start="" draw:marker-end="Arrowheads_20_1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Dashed" svg:stroke-width="0.05cm" draw:marker-start="" draw:marker-end="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Ultrafine_20_Dashed" svg:stroke-width="0.05cm" svg:stroke-color="#000000" draw:marker-start="" draw:marker-end="Arrowheads_20_1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draw:stroke-dash="Ultrafine_20_Dashed" svg:stroke-width="0.05cm" svg:stroke-color="#000000" draw:marker-start="" draw:marker-end="Arrowheads_20_1" draw:fill="none" draw:fill-color="#ffffff" draw:textarea-horizontal-align="left" draw:auto-grow-height="true" draw:auto-grow-width="true" fo:min-height="0.634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'Liberation Serif'" style:font-family-generic="roman" style:font-pitch="variable"/>
    </style:style>
    <style:style style:name="P3" style:family="paragraph">
      <style:text-properties fo:font-family="'Liberation Serif'" style:font-family-generic="roman" style:font-pitch="variable"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family="'Liberation Serif'" style:font-family-generic="roman" style:font-pitch="variable" fo:font-size="11pt" style:font-size-asian="11pt" style:font-size-complex="11pt"/>
    </style:style>
    <style:style style:name="T2" style:family="text">
      <style:text-properties fo:font-family="'Liberation Sans'" style:font-style-name="Regular" style:font-family-generic="swiss" fo:font-size="11pt" style:font-family-asian="'Liberation Sans'" style:font-style-name-asian="Regular" style:font-family-generic-asian="swiss" style:font-size-asian="11pt" style:font-family-complex="'Liberation Sans'" style:font-style-name-complex="Regular" style:font-family-generic-complex="swiss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91cm" svg:y1="4.397cm" svg:x2="16.691cm" svg:y2="4.397cm">
          <text:p/>
        </draw:line>
        <draw:line draw:style-name="gr2" draw:text-style-name="P1" draw:layer="layout" svg:x1="1.491cm" svg:y1="2.197cm" svg:x2="1.491cm" svg:y2="4.697cm">
          <text:p/>
        </draw:line>
        <draw:line draw:style-name="gr2" draw:text-style-name="P1" draw:layer="layout" svg:x1="9.491cm" svg:y1="2.197cm" svg:x2="9.491cm" svg:y2="4.697cm">
          <text:p/>
        </draw:line>
        <draw:line draw:style-name="gr2" draw:text-style-name="P1" draw:layer="layout" svg:x1="11.491cm" svg:y1="2.197cm" svg:x2="11.491cm" svg:y2="4.697cm">
          <text:p/>
        </draw:line>
        <draw:line draw:style-name="gr2" draw:text-style-name="P1" draw:layer="layout" svg:x1="15.491cm" svg:y1="2.197cm" svg:x2="15.491cm" svg:y2="4.697cm">
          <text:p/>
        </draw:line>
        <draw:frame draw:style-name="gr3" draw:text-style-name="P3" draw:layer="layout" svg:width="1.009cm" svg:height="0.733cm" svg:x="15.991cm" svg:y="4.497cm">
          <draw:text-box>
            <text:p text:style-name="P2"><text:span text:style-name="T1">ms</text:span></text:p>
          </draw:text-box>
        </draw:frame>
        <draw:frame draw:style-name="gr3" draw:text-style-name="P3" draw:layer="layout" svg:width="0.941cm" svg:height="0.733cm" svg:x="14.992cm" svg:y="4.598cm">
          <draw:text-box>
            <text:p text:style-name="P2"><text:span text:style-name="T1">14</text:span></text:p>
          </draw:text-box>
        </draw:frame>
        <draw:frame draw:style-name="gr3" draw:text-style-name="P3" draw:layer="layout" svg:width="0.941cm" svg:height="0.733cm" svg:x="10.993cm" svg:y="4.599cm">
          <draw:text-box>
            <text:p text:style-name="P2"><text:span text:style-name="T1">10</text:span></text:p>
          </draw:text-box>
        </draw:frame>
        <draw:frame draw:style-name="gr3" draw:text-style-name="P3" draw:layer="layout" svg:width="0.747cm" svg:height="0.733cm" svg:x="9.093cm" svg:y="4.599cm">
          <draw:text-box>
            <text:p text:style-name="P2"><text:span text:style-name="T1">8</text:span></text:p>
          </draw:text-box>
        </draw:frame>
        <draw:frame draw:style-name="gr3" draw:text-style-name="P3" draw:layer="layout" svg:width="0.747cm" svg:height="0.733cm" svg:x="1.094cm" svg:y="4.6cm">
          <draw:text-box>
            <text:p text:style-name="P2"><text:span text:style-name="T1">0</text:span></text:p>
          </draw:text-box>
        </draw:frame>
        <draw:frame draw:style-name="gr3" draw:text-style-name="P3" draw:layer="layout" svg:width="1.026cm" svg:height="0.733cm" svg:x="8.994cm" svg:y="1.5cm">
          <draw:text-box>
            <text:p text:style-name="P2"><text:span text:style-name="T1">D1</text:span></text:p>
          </draw:text-box>
        </draw:frame>
        <draw:frame draw:style-name="gr3" draw:text-style-name="P3" draw:layer="layout" svg:width="1.026cm" svg:height="0.733cm" svg:x="10.994cm" svg:y="1.501cm">
          <draw:text-box>
            <text:p text:style-name="P2"><text:span text:style-name="T1">D2</text:span></text:p>
          </draw:text-box>
        </draw:frame>
        <draw:frame draw:style-name="gr3" draw:text-style-name="P3" draw:layer="layout" svg:width="1.026cm" svg:height="0.733cm" svg:x="8.994cm" svg:y="1.501cm">
          <draw:text-box>
            <text:p text:style-name="P2"><text:span text:style-name="T1">D1</text:span></text:p>
          </draw:text-box>
        </draw:frame>
        <draw:frame draw:style-name="gr3" draw:text-style-name="P3" draw:layer="layout" svg:width="1.026cm" svg:height="0.733cm" svg:x="14.994cm" svg:y="1.501cm">
          <draw:text-box>
            <text:p text:style-name="P2"><text:span text:style-name="T1">D3</text:span></text:p>
          </draw:text-box>
        </draw:frame>
        <draw:frame draw:style-name="gr4" draw:layer="layout" svg:width="0.2cm" svg:height="0.469cm" svg:x="6.133cm" svg:y="3.3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4" draw:layer="layout" svg:width="0.776cm" svg:height="0.733cm" svg:x="0.58cm" svg:y="1.4cm">
          <draw:text-box>
            <text:p text:style-name="P4"><text:span text:style-name="T2">α</text:span></text:p>
          </draw:text-box>
        </draw:frame>
        <draw:frame draw:style-name="gr5" draw:text-style-name="P4" draw:layer="layout" svg:width="1.31cm" svg:height="0.934cm" svg:x="0.28cm" svg:y="2cm">
          <draw:text-box>
            <text:p text:style-name="P4"><text:span text:style-name="T2">1.00</text:span></text:p>
          </draw:text-box>
        </draw:frame>
        <draw:frame draw:style-name="gr3" draw:text-style-name="P4" draw:layer="layout" svg:width="1.31cm" svg:height="0.733cm" svg:x="0.28cm" svg:y="2.601cm">
          <draw:text-box>
            <text:p text:style-name="P4"><text:span text:style-name="T2">0.75</text:span></text:p>
          </draw:text-box>
        </draw:frame>
        <draw:frame draw:style-name="gr3" draw:text-style-name="P4" draw:layer="layout" svg:width="1.31cm" svg:height="0.733cm" svg:x="0.28cm" svg:y="3.201cm">
          <draw:text-box>
            <text:p text:style-name="P4"><text:span text:style-name="T2">0.50</text:span></text:p>
          </draw:text-box>
        </draw:frame>
        <draw:frame draw:style-name="gr3" draw:text-style-name="P3" draw:layer="layout" svg:width="1.026cm" svg:height="0.733cm" svg:x="8.994cm" svg:y="5.401cm">
          <draw:text-box>
            <text:p text:style-name="P2"><text:span text:style-name="T1">D1</text:span></text:p>
          </draw:text-box>
        </draw:frame>
        <draw:frame draw:style-name="gr3" draw:text-style-name="P3" draw:layer="layout" svg:width="1.026cm" svg:height="0.733cm" svg:x="10.994cm" svg:y="5.402cm">
          <draw:text-box>
            <text:p text:style-name="P2"><text:span text:style-name="T1">D2</text:span></text:p>
          </draw:text-box>
        </draw:frame>
        <draw:frame draw:style-name="gr3" draw:text-style-name="P3" draw:layer="layout" svg:width="1.026cm" svg:height="0.733cm" svg:x="8.994cm" svg:y="5.402cm">
          <draw:text-box>
            <text:p text:style-name="P2"><text:span text:style-name="T1">D1</text:span></text:p>
          </draw:text-box>
        </draw:frame>
        <draw:frame draw:style-name="gr3" draw:text-style-name="P3" draw:layer="layout" svg:width="1.026cm" svg:height="0.733cm" svg:x="14.994cm" svg:y="5.402cm">
          <draw:text-box>
            <text:p text:style-name="P2"><text:span text:style-name="T1">D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stavo Meira</meta:initial-creator>
    <meta:creation-date>2011-07-11T18:44:23</meta:creation-date>
    <dc:date>2011-07-11T19:01:41</dc:date>
    <dc:creator>Gustavo Meira</dc:creator>
    <meta:editing-duration>PT00H17M19S</meta:editing-duration>
    <meta:editing-cycles>1</meta:editing-cycles>
    <meta:document-statistic meta:object-count="23"/>
    <meta:generator>OpenOffice.org/3.2$Linux OpenOffice.org_project/320m19$Build-9505</meta:generator>
  </office:meta>
</office:document-meta>
</file>

<file path=Object 1/content.xml><?xml version="1.0" encoding="utf-8"?>
<math xmlns="http://www.w3.org/1998/Math/MathML"/>
</file>